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7.7pt" fo:break-before="auto" style:use-optimal-row-height="fals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1">
      <style:map style:condition="cell-content()&gt;0.4" style:apply-style-name="Good" style:base-cell-address="Schaefer_full_results.J2"/>
    </style:style>
    <style:style style:name="ce9" style:family="table-cell" style:parent-style-name="Default">
      <style:map style:condition="cell-content()=0" style:apply-style-name="Bad" style:base-cell-address="Schaefer_full_results.Q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chaefer_full_results" table:style-name="ta1">
        <table:table-column table:style-name="co1" table:number-columns-repeated="16" table:default-cell-style-name="Default"/>
        <table:table-column table:style-name="co1" table:default-cell-style-name="ce5"/>
        <table:table-column table:style-name="co2" table:default-cell-style-name="ce14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Network 5</text:p>
          </table:table-cell>
          <table:table-cell table:style-name="ce1" office:value-type="string" calcext:value-type="string">
            <text:p>Network 6</text:p>
          </table:table-cell>
          <table:table-cell table:style-name="ce1" office:value-type="string" calcext:value-type="string">
            <text:p>Network 7</text:p>
          </table:table-cell>
          <table:table-cell table:style-name="ce1" office:value-type="string" calcext:value-type="string">
            <text:p>tot. non-zero voxels</text:p>
          </table:table-cell>
          <table:table-cell table:style-name="ce1" office:value-type="string" calcext:value-type="string">
            <text:p>% Net 1</text:p>
          </table:table-cell>
          <table:table-cell table:style-name="ce1" office:value-type="string" calcext:value-type="string">
            <text:p>% Net2</text:p>
          </table:table-cell>
          <table:table-cell table:style-name="ce1" office:value-type="string" calcext:value-type="string">
            <text:p>% Net3</text:p>
          </table:table-cell>
          <table:table-cell table:style-name="ce1" office:value-type="string" calcext:value-type="string">
            <text:p>% Net4</text:p>
          </table:table-cell>
          <table:table-cell table:style-name="ce1" office:value-type="string" calcext:value-type="string">
            <text:p>% Net5</text:p>
          </table:table-cell>
          <table:table-cell table:style-name="ce1" office:value-type="string" calcext:value-type="string">
            <text:p>% Net6</text:p>
          </table:table-cell>
          <table:table-cell table:style-name="ce1" office:value-type="string" calcext:value-type="string">
            <text:p>% Net7</text:p>
          </table:table-cell>
          <table:table-cell table:style-name="ce1" office:value-type="string" calcext:value-type="string">
            <text:p>highest value (40% cutoff)</text:p>
          </table:table-cell>
          <table:table-cell table:style-name="ce1" office:value-type="string" calcext:value-type="string">
            <text:p>highest value (10% cutoff)</text:p>
          </table:table-cell>
          <table:table-cell table:style-name="ce7" table:number-columns-repeated="100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87" calcext:value-type="float">
            <text:p>387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005168" calcext:value-type="percentage">
            <text:p>0.52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90439" calcext:value-type="percentage">
            <text:p>9.04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83979" calcext:value-type="percentage">
            <text:p>83.98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87189" calcext:value-type="percentage">
            <text:p>87.19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8" calcext:value-type="float">
            <text:p>518</text:p>
          </table:table-cell>
          <table:table-cell office:value-type="float" office:value="970" calcext:value-type="float">
            <text:p>970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27938" calcext:value-type="percentage">
            <text:p>27.94%</text:p>
          </table:table-cell>
          <table:table-cell table:style-name="ce8" office:value-type="percentage" office:value="0.015464" calcext:value-type="percentage">
            <text:p>1.55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061856" calcext:value-type="percentage">
            <text:p>0.62%</text:p>
          </table:table-cell>
          <table:table-cell table:style-name="ce8" office:value-type="percentage" office:value="0.53402" calcext:value-type="percentage">
            <text:p>53.40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27" calcext:value-type="float">
            <text:p>527</text:p>
          </table:table-cell>
          <table:table-cell table:style-name="ce8" office:value-type="percentage" office:value="0.85199" calcext:value-type="percentage">
            <text:p>85.20%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020873" calcext:value-type="percentage">
            <text:p>2.09%</text:p>
          </table:table-cell>
          <table:table-cell table:style-name="ce8" office:value-type="percentage" office:value="0.049336" calcext:value-type="percentage">
            <text:p>4.93%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style-name="ce8" office:value-type="percentage" office:value="0.0072993" calcext:value-type="percentage">
            <text:p>0.73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83942" calcext:value-type="percentage">
            <text:p>83.94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table:style-name="ce8" office:value-type="percentage" office:value="0.34518" calcext:value-type="percentage">
            <text:p>34.52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27229" calcext:value-type="percentage">
            <text:p>27.23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23253" calcext:value-type="percentage">
            <text:p>23.25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109" calcext:value-type="float">
            <text:p>1109</text:p>
          </table:table-cell>
          <table:table-cell office:value-type="float" office:value="2407" calcext:value-type="float">
            <text:p>2407</text:p>
          </table:table-cell>
          <table:table-cell table:style-name="ce8" office:value-type="percentage" office:value="0.27088" calcext:value-type="percentage">
            <text:p>27.09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81429" calcext:value-type="percentage">
            <text:p>8.14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10054" calcext:value-type="percentage">
            <text:p>10.05%</text:p>
          </table:table-cell>
          <table:table-cell table:style-name="ce8" office:value-type="percentage" office:value="0.46074" calcext:value-type="percentage">
            <text:p>46.07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91" calcext:value-type="float">
            <text:p>1891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27287" calcext:value-type="percentage">
            <text:p>27.29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58012" calcext:value-type="percentage">
            <text:p>58.01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21153" calcext:value-type="percentage">
            <text:p>2.12%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71" calcext:value-type="float">
            <text:p>271</text:p>
          </table:table-cell>
          <table:table-cell office:value-type="float" office:value="358" calcext:value-type="float">
            <text:p>358</text:p>
          </table:table-cell>
          <table:table-cell table:style-name="ce8" office:value-type="percentage" office:value="0.050279" calcext:value-type="percentage">
            <text:p>5.03%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078212" calcext:value-type="percentage">
            <text:p>7.82%</text:p>
          </table:table-cell>
          <table:table-cell table:style-name="ce8" office:value-type="percentage" office:value="0.75698" calcext:value-type="percentage">
            <text:p>75.70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 table:style-name="ce8" office:value-type="percentage" office:value="0.71315" calcext:value-type="percentage">
            <text:p>71.32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6651" calcext:value-type="percentage">
            <text:p>16.65%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1345" calcext:value-type="float">
            <text:p>1345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00074349" calcext:value-type="percentage">
            <text:p>0.07%</text:p>
          </table:table-cell>
          <table:table-cell table:style-name="ce8" office:value-type="percentage" office:value="0.58141" calcext:value-type="percentage">
            <text:p>58.14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27732" calcext:value-type="percentage">
            <text:p>27.73%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1053" calcext:value-type="float">
            <text:p>10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19" calcext:value-type="float">
            <text:p>1319</text:p>
          </table:table-cell>
          <table:table-cell table:style-name="ce8" office:value-type="percentage" office:value="0.79833" calcext:value-type="percentage">
            <text:p>79.83%</text:p>
          </table:table-cell>
          <table:table-cell table:number-columns-repeated="5" table:style-name="ce8" office:value-type="percentage" office:value="0" calcext:value-type="percentage">
            <text:p>0.00%</text:p>
          </table:table-cell>
          <table:table-cell table:style-name="ce8" office:value-type="percentage" office:value="0.0068234" calcext:value-type="percentage">
            <text:p>0.68%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903" calcext:value-type="float">
            <text:p>903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36988" calcext:value-type="percentage">
            <text:p>36.99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9092" calcext:value-type="percentage">
            <text:p>39.09%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1714" calcext:value-type="float">
            <text:p>1714</text:p>
          </table:table-cell>
          <table:table-cell table:style-name="ce8" office:value-type="percentage" office:value="0.0035006" calcext:value-type="percentage">
            <text:p>0.35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36756" calcext:value-type="percentage">
            <text:p>3.68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5344" calcext:value-type="percentage">
            <text:p>15.34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72345" calcext:value-type="percentage">
            <text:p>72.35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table:style-name="ce8" office:value-type="percentage" office:value="0.79061" calcext:value-type="percentage">
            <text:p>79.06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13718" calcext:value-type="percentage">
            <text:p>13.72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69072" calcext:value-type="percentage">
            <text:p>69.07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21821" calcext:value-type="percentage">
            <text:p>21.82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41" calcext:value-type="float">
            <text:p>241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16" calcext:value-type="float">
            <text:p>216</text:p>
          </table:table-cell>
          <table:table-cell office:value-type="float" office:value="933" calcext:value-type="float">
            <text:p>933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39657" calcext:value-type="percentage">
            <text:p>3.97%</text:p>
          </table:table-cell>
          <table:table-cell table:style-name="ce8" office:value-type="percentage" office:value="0.25831" calcext:value-type="percentage">
            <text:p>25.83%</text:p>
          </table:table-cell>
          <table:table-cell table:style-name="ce8" office:value-type="percentage" office:value="0.23258" calcext:value-type="percentage">
            <text:p>23.26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9293" calcext:value-type="percentage">
            <text:p>19.29%</text:p>
          </table:table-cell>
          <table:table-cell table:style-name="ce8" office:value-type="percentage" office:value="0.23151" calcext:value-type="percentage">
            <text:p>23.15%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314" calcext:value-type="float">
            <text:p>314</text:p>
          </table:table-cell>
          <table:table-cell table:number-columns-repeated="6" table:style-name="ce8" office:value-type="percentage" office:value="0" calcext:value-type="percentage">
            <text:p>0.00%</text:p>
          </table:table-cell>
          <table:table-cell table:style-name="ce8" office:value-type="percentage" office:value="0.94586" calcext:value-type="percentage">
            <text:p>94.59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04" calcext:value-type="float">
            <text:p>404</text:p>
          </table:table-cell>
          <table:table-cell office:value-type="float" office:value="509" calcext:value-type="float">
            <text:p>509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11198" calcext:value-type="percentage">
            <text:p>11.20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2554" calcext:value-type="percentage">
            <text:p>2.55%</text:p>
          </table:table-cell>
          <table:table-cell table:style-name="ce8" office:value-type="percentage" office:value="0.79371" calcext:value-type="percentage">
            <text:p>79.37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488" calcext:value-type="float">
            <text:p>4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table:style-name="ce8" office:value-type="percentage" office:value="0.93666" calcext:value-type="percentage">
            <text:p>93.67%</text:p>
          </table:table-cell>
          <table:table-cell table:number-columns-repeated="6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55481" calcext:value-type="percentage">
            <text:p>55.48%</text:p>
          </table:table-cell>
          <table:table-cell table:style-name="ce8" office:value-type="percentage" office:value="0.29476" calcext:value-type="percentage">
            <text:p>29.48%</text:p>
          </table:table-cell>
          <table:table-cell table:style-name="ce8" office:value-type="percentage" office:value="0.00060901" calcext:value-type="percentage">
            <text:p>0.06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52984" calcext:value-type="percentage">
            <text:p>5.30%</text:p>
          </table:table-cell>
          <table:table-cell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32" calcext:value-type="float">
            <text:p>32</text:p>
          </table:table-cell>
          <table:table-cell office:value-type="float" office:value="535" calcext:value-type="float">
            <text:p>535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1215" calcext:value-type="percentage">
            <text:p>11.22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514" calcext:value-type="percentage">
            <text:p>35.14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44673" calcext:value-type="percentage">
            <text:p>44.67%</text:p>
          </table:table-cell>
          <table:table-cell table:style-name="ce8" office:value-type="percentage" office:value="0.059813" calcext:value-type="percentage">
            <text:p>5.98%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float" office:value="402" calcext:value-type="float">
            <text:p>40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5803" calcext:value-type="percentage">
            <text:p>58.03%</text:p>
          </table:table-cell>
          <table:table-cell table:style-name="ce8" office:value-type="percentage" office:value="0.18084" calcext:value-type="percentage">
            <text:p>18.08%</text:p>
          </table:table-cell>
          <table:table-cell table:style-name="ce8" office:value-type="percentage" office:value="0.033288" calcext:value-type="percentage">
            <text:p>3.33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291" calcext:value-type="float">
            <text:p>291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746" calcext:value-type="float">
            <text:p>746</text:p>
          </table:table-cell>
          <table:table-cell office:value-type="float" office:value="1757" calcext:value-type="float">
            <text:p>1757</text:p>
          </table:table-cell>
          <table:table-cell table:style-name="ce8" office:value-type="percentage" office:value="0.079112" calcext:value-type="percentage">
            <text:p>7.91%</text:p>
          </table:table-cell>
          <table:table-cell table:style-name="ce8" office:value-type="percentage" office:value="0.017075" calcext:value-type="percentage">
            <text:p>1.71%</text:p>
          </table:table-cell>
          <table:table-cell table:style-name="ce8" office:value-type="percentage" office:value="0.16562" calcext:value-type="percentage">
            <text:p>16.56%</text:p>
          </table:table-cell>
          <table:table-cell table:style-name="ce8" office:value-type="percentage" office:value="0.072282" calcext:value-type="percentage">
            <text:p>7.23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4229" calcext:value-type="percentage">
            <text:p>14.23%</text:p>
          </table:table-cell>
          <table:table-cell table:style-name="ce8" office:value-type="percentage" office:value="0.42459" calcext:value-type="percentage">
            <text:p>42.46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455" calcext:value-type="float">
            <text:p>455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057143" calcext:value-type="percentage">
            <text:p>5.71%</text:p>
          </table:table-cell>
          <table:table-cell table:style-name="ce8" office:value-type="percentage" office:value="0.068132" calcext:value-type="percentage">
            <text:p>6.81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75385" calcext:value-type="percentage">
            <text:p>75.39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1019" calcext:value-type="float">
            <text:p>1019</text:p>
          </table:table-cell>
          <table:table-cell office:value-type="float" office:value="2938" calcext:value-type="float">
            <text:p>2938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0098707" calcext:value-type="percentage">
            <text:p>0.99%</text:p>
          </table:table-cell>
          <table:table-cell table:style-name="ce8" office:value-type="percentage" office:value="0.25391" calcext:value-type="percentage">
            <text:p>25.39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29272" calcext:value-type="percentage">
            <text:p>29.27%</text:p>
          </table:table-cell>
          <table:table-cell table:style-name="ce8" office:value-type="percentage" office:value="0.34683" calcext:value-type="percentage">
            <text:p>34.68%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538" calcext:value-type="float">
            <text:p>538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10" calcext:value-type="float">
            <text:p>1810</text:p>
          </table:table-cell>
          <table:table-cell office:value-type="float" office:value="4040" calcext:value-type="float">
            <text:p>4040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42327" calcext:value-type="percentage">
            <text:p>4.23%</text:p>
          </table:table-cell>
          <table:table-cell table:style-name="ce8" office:value-type="percentage" office:value="0.13317" calcext:value-type="percentage">
            <text:p>13.32%</text:p>
          </table:table-cell>
          <table:table-cell table:style-name="ce8" office:value-type="percentage" office:value="0.25693" calcext:value-type="percentage">
            <text:p>25.69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014851" calcext:value-type="percentage">
            <text:p>0.15%</text:p>
          </table:table-cell>
          <table:table-cell table:style-name="ce8" office:value-type="percentage" office:value="0.44802" calcext:value-type="percentage">
            <text:p>44.80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office:value-type="float" office:value="54" calcext:value-type="float">
            <text:p>54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906" calcext:value-type="float">
            <text:p>1906</text:p>
          </table:table-cell>
          <table:table-cell table:style-name="ce8" office:value-type="percentage" office:value="0.18363" calcext:value-type="percentage">
            <text:p>18.36%</text:p>
          </table:table-cell>
          <table:table-cell table:style-name="ce8" office:value-type="percentage" office:value="0.028332" calcext:value-type="percentage">
            <text:p>2.83%</text:p>
          </table:table-cell>
          <table:table-cell table:style-name="ce8" office:value-type="percentage" office:value="0.49738" calcext:value-type="percentage">
            <text:p>49.74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12907" calcext:value-type="percentage">
            <text:p>12.91%</text:p>
          </table:table-cell>
          <table:table-cell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1786" calcext:value-type="float">
            <text:p>1786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0291" calcext:value-type="percentage">
            <text:p>30.29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4894" calcext:value-type="percentage">
            <text:p>14.89%</text:p>
          </table:table-cell>
          <table:table-cell table:style-name="ce8" office:value-type="percentage" office:value="0.12318" calcext:value-type="percentage">
            <text:p>12.32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7514" calcext:value-type="percentage">
            <text:p>37.51%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8" calcext:value-type="float">
            <text:p>138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37" calcext:value-type="float">
            <text:p>337</text:p>
          </table:table-cell>
          <table:table-cell office:value-type="float" office:value="1521" calcext:value-type="float">
            <text:p>1521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9724" calcext:value-type="percentage">
            <text:p>19.72%</text:p>
          </table:table-cell>
          <table:table-cell table:style-name="ce8" office:value-type="percentage" office:value="0.09073" calcext:value-type="percentage">
            <text:p>9.07%</text:p>
          </table:table-cell>
          <table:table-cell table:style-name="ce8" office:value-type="percentage" office:value="0.33136" calcext:value-type="percentage">
            <text:p>33.14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72978" calcext:value-type="percentage">
            <text:p>7.30%</text:p>
          </table:table-cell>
          <table:table-cell table:style-name="ce8" office:value-type="percentage" office:value="0.22156" calcext:value-type="percentage">
            <text:p>22.16%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table:number-columns-repeated="6" table:style-name="ce8" office:value-type="percentage" office:value="0" calcext:value-type="percentage">
            <text:p>0.00%</text:p>
          </table:table-cell>
          <table:table-cell table:style-name="ce8" office:value-type="percentage" office:value="0.86957" calcext:value-type="percentage">
            <text:p>86.96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91049" calcext:value-type="percentage">
            <text:p>91.05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9359" calcext:value-type="percentage">
            <text:p>93.59%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017094" calcext:value-type="percentage">
            <text:p>1.71%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34" calcext:value-type="float">
            <text:p>1034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7021" calcext:value-type="percentage">
            <text:p>17.02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54932" calcext:value-type="percentage">
            <text:p>54.93%</text:p>
          </table:table-cell>
          <table:table-cell table:style-name="ce8" office:value-type="percentage" office:value="0.039652" calcext:value-type="percentage">
            <text:p>3.97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0251" calcext:value-type="percentage">
            <text:p>10.25%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21" calcext:value-type="float">
            <text:p>7921</text:p>
          </table:table-cell>
          <table:table-cell table:style-name="ce8" office:value-type="percentage" office:value="0.0053024" calcext:value-type="percentage">
            <text:p>0.53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083323" calcext:value-type="percentage">
            <text:p>0.83%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0020986" calcext:value-type="percentage">
            <text:p>0.21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table:style-name="ce8" office:value-type="percentage" office:value="0.010959" calcext:value-type="percentage">
            <text:p>1.10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021918" calcext:value-type="percentage">
            <text:p>2.19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0088106" calcext:value-type="percentage">
            <text:p>0.88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020202" calcext:value-type="percentage">
            <text:p>2.02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table:style-name="ce8" office:value-type="percentage" office:value="0.042005" calcext:value-type="percentage">
            <text:p>4.20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03252" calcext:value-type="percentage">
            <text:p>3.25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041284" calcext:value-type="percentage">
            <text:p>4.13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037383" calcext:value-type="percentage">
            <text:p>3.74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85" calcext:value-type="float">
            <text:p>485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63918" calcext:value-type="percentage">
            <text:p>6.39%</text:p>
          </table:table-cell>
          <table:table-cell table:style-name="ce8" office:value-type="percentage" office:value="0.090722" calcext:value-type="percentage">
            <text:p>9.07%</text:p>
          </table:table-cell>
          <table:table-cell table:style-name="ce8" office:value-type="percentage" office:value="0.49691" calcext:value-type="percentage">
            <text:p>49.69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27629" calcext:value-type="percentage">
            <text:p>27.63%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30185" calcext:value-type="percentage">
            <text:p>30.19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62218" calcext:value-type="percentage">
            <text:p>62.22%</text:p>
          </table:table-cell>
          <table:table-cell table:style-name="ce8" office:value-type="percentage" office:value="0.0061602" calcext:value-type="percentage">
            <text:p>0.62%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95" calcext:value-type="float">
            <text:p>95</text:p>
          </table:table-cell>
          <table:table-cell office:value-type="float" office:value="1093" calcext:value-type="float">
            <text:p>1093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29735" calcext:value-type="percentage">
            <text:p>29.74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5215" calcext:value-type="percentage">
            <text:p>52.15%</text:p>
          </table:table-cell>
          <table:table-cell table:style-name="ce8" office:value-type="percentage" office:value="0.086917" calcext:value-type="percentage">
            <text:p>8.69%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18" calcext:value-type="float">
            <text:p>5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43" calcext:value-type="float">
            <text:p>543</text:p>
          </table:table-cell>
          <table:table-cell table:style-name="ce8" office:value-type="percentage" office:value="0.95396" calcext:value-type="percentage">
            <text:p>95.40%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0018416" calcext:value-type="percentage">
            <text:p>0.18%</text:p>
          </table:table-cell>
          <table:table-cell table:style-name="ce8" office:value-type="percentage" office:value="0.029466" calcext:value-type="percentage">
            <text:p>2.95%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table:style-name="ce8" office:value-type="percentage" office:value="0.053232" calcext:value-type="percentage">
            <text:p>5.32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75285" calcext:value-type="percentage">
            <text:p>75.29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927" calcext:value-type="float">
            <text:p>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table:style-name="ce8" office:value-type="percentage" office:value="0.63406" calcext:value-type="percentage">
            <text:p>63.41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22845" calcext:value-type="percentage">
            <text:p>22.85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364" calcext:value-type="float">
            <text:p>364</text:p>
          </table:table-cell>
          <table:table-cell office:value-type="float" office:value="2474" calcext:value-type="float">
            <text:p>2474</text:p>
          </table:table-cell>
          <table:table-cell table:style-name="ce8" office:value-type="percentage" office:value="0.17017" calcext:value-type="percentage">
            <text:p>17.02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7065" calcext:value-type="percentage">
            <text:p>37.07%</text:p>
          </table:table-cell>
          <table:table-cell table:style-name="ce8" office:value-type="percentage" office:value="0.010509" calcext:value-type="percentage">
            <text:p>1.05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22838" calcext:value-type="percentage">
            <text:p>22.84%</text:p>
          </table:table-cell>
          <table:table-cell table:style-name="ce8" office:value-type="percentage" office:value="0.14713" calcext:value-type="percentage">
            <text:p>14.71%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596" calcext:value-type="float">
            <text:p>1596</text:p>
          </table:table-cell>
          <table:table-cell table:style-name="ce8" office:value-type="percentage" office:value="0.25627" calcext:value-type="percentage">
            <text:p>25.63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11278" calcext:value-type="percentage">
            <text:p>1.13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9912" calcext:value-type="percentage">
            <text:p>39.91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6917" calcext:value-type="percentage">
            <text:p>16.92%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48" calcext:value-type="float">
            <text:p>248</text:p>
          </table:table-cell>
          <table:table-cell office:value-type="float" office:value="377" calcext:value-type="float">
            <text:p>377</text:p>
          </table:table-cell>
          <table:table-cell table:style-name="ce8" office:value-type="percentage" office:value="0.11141" calcext:value-type="percentage">
            <text:p>11.14%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10345" calcext:value-type="percentage">
            <text:p>10.35%</text:p>
          </table:table-cell>
          <table:table-cell table:style-name="ce8" office:value-type="percentage" office:value="0.65782" calcext:value-type="percentage">
            <text:p>65.78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table:style-name="ce8" office:value-type="percentage" office:value="0.85749" calcext:value-type="percentage">
            <text:p>85.75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0060643" calcext:value-type="percentage">
            <text:p>0.06%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77" calcext:value-type="float">
            <text:p>677</text:p>
          </table:table-cell>
          <table:table-cell office:value-type="float" office:value="130" calcext:value-type="float">
            <text:p>130</text:p>
          </table:table-cell>
          <table:table-cell office:value-type="float" office:value="392" calcext:value-type="float">
            <text:p>392</text:p>
          </table:table-cell>
          <table:table-cell office:value-type="float" office:value="1377" calcext:value-type="float">
            <text:p>1377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019608" calcext:value-type="percentage">
            <text:p>1.96%</text:p>
          </table:table-cell>
          <table:table-cell table:style-name="ce8" office:value-type="percentage" office:value="0.49165" calcext:value-type="percentage">
            <text:p>49.17%</text:p>
          </table:table-cell>
          <table:table-cell table:style-name="ce8" office:value-type="percentage" office:value="0.094408" calcext:value-type="percentage">
            <text:p>9.44%</text:p>
          </table:table-cell>
          <table:table-cell table:style-name="ce8" office:value-type="percentage" office:value="0.28468" calcext:value-type="percentage">
            <text:p>28.47%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1081" calcext:value-type="float">
            <text:p>10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9" calcext:value-type="float">
            <text:p>1189</text:p>
          </table:table-cell>
          <table:table-cell table:style-name="ce8" office:value-type="percentage" office:value="0.90917" calcext:value-type="percentage">
            <text:p>90.92%</text:p>
          </table:table-cell>
          <table:table-cell table:number-columns-repeated="5" table:style-name="ce8" office:value-type="percentage" office:value="0" calcext:value-type="percentage">
            <text:p>0.00%</text:p>
          </table:table-cell>
          <table:table-cell table:style-name="ce8" office:value-type="percentage" office:value="0.00084104" calcext:value-type="percentage">
            <text:p>0.08%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087" calcext:value-type="float">
            <text:p>1087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44618" calcext:value-type="percentage">
            <text:p>44.62%</text:p>
          </table:table-cell>
          <table:table-cell table:style-name="ce8" office:value-type="percentage" office:value="0.0082797" calcext:value-type="percentage">
            <text:p>0.83%</text:p>
          </table:table-cell>
          <table:table-cell table:style-name="ce8" office:value-type="percentage" office:value="0.45998" calcext:value-type="percentage">
            <text:p>46.00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 office:value-type="float" office:value="2230" calcext:value-type="float">
            <text:p>2230</text:p>
          </table:table-cell>
          <table:table-cell table:style-name="ce8" office:value-type="percentage" office:value="0.035874" calcext:value-type="percentage">
            <text:p>3.59%</text:p>
          </table:table-cell>
          <table:table-cell table:style-name="ce8" office:value-type="percentage" office:value="0.009417" calcext:value-type="percentage">
            <text:p>0.94%</text:p>
          </table:table-cell>
          <table:table-cell table:style-name="ce8" office:value-type="percentage" office:value="0.076233" calcext:value-type="percentage">
            <text:p>7.62%</text:p>
          </table:table-cell>
          <table:table-cell table:style-name="ce8" office:value-type="percentage" office:value="0.024664" calcext:value-type="percentage">
            <text:p>2.47%</text:p>
          </table:table-cell>
          <table:table-cell table:style-name="ce8" office:value-type="percentage" office:value="0.16592" calcext:value-type="percentage">
            <text:p>16.59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60493" calcext:value-type="percentage">
            <text:p>60.49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style-name="ce8" office:value-type="percentage" office:value="0.88267" calcext:value-type="percentage">
            <text:p>88.27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077333" calcext:value-type="percentage">
            <text:p>7.73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60298" calcext:value-type="percentage">
            <text:p>60.30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28591" calcext:value-type="percentage">
            <text:p>28.59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5" calcext:value-type="float">
            <text:p>375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854" calcext:value-type="float">
            <text:p>854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12881" calcext:value-type="percentage">
            <text:p>1.29%</text:p>
          </table:table-cell>
          <table:table-cell table:style-name="ce8" office:value-type="percentage" office:value="0.43911" calcext:value-type="percentage">
            <text:p>43.91%</text:p>
          </table:table-cell>
          <table:table-cell table:style-name="ce8" office:value-type="percentage" office:value="0.28806" calcext:value-type="percentage">
            <text:p>28.81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71429" calcext:value-type="percentage">
            <text:p>7.14%</text:p>
          </table:table-cell>
          <table:table-cell table:style-name="ce8" office:value-type="percentage" office:value="0.137" calcext:value-type="percentage">
            <text:p>13.70%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office:value-type="float" office:value="408" calcext:value-type="float">
            <text:p>408</text:p>
          </table:table-cell>
          <table:table-cell table:number-columns-repeated="5" table:style-name="ce8" office:value-type="percentage" office:value="0" calcext:value-type="percentage">
            <text:p>0.00%</text:p>
          </table:table-cell>
          <table:table-cell table:style-name="ce8" office:value-type="percentage" office:value="0.31373" calcext:value-type="percentage">
            <text:p>31.37%</text:p>
          </table:table-cell>
          <table:table-cell table:style-name="ce8" office:value-type="percentage" office:value="0.58824" calcext:value-type="percentage">
            <text:p>58.82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19" calcext:value-type="float">
            <text:p>319</text:p>
          </table:table-cell>
          <table:table-cell office:value-type="float" office:value="560" calcext:value-type="float">
            <text:p>560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1375" calcext:value-type="percentage">
            <text:p>13.75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ce8" office:value-type="percentage" office:value="0.56964" calcext:value-type="percentage">
            <text:p>56.96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457" calcext:value-type="float">
            <text:p>4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table:style-name="ce8" office:value-type="percentage" office:value="0.81028" calcext:value-type="percentage">
            <text:p>81.03%</text:p>
          </table:table-cell>
          <table:table-cell table:number-columns-repeated="6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61677" calcext:value-type="percentage">
            <text:p>61.68%</text:p>
          </table:table-cell>
          <table:table-cell table:style-name="ce8" office:value-type="percentage" office:value="0.17814" calcext:value-type="percentage">
            <text:p>17.81%</text:p>
          </table:table-cell>
          <table:table-cell table:style-name="ce8" office:value-type="percentage" office:value="0.086078" calcext:value-type="percentage">
            <text:p>8.61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6" calcext:value-type="float">
            <text:p>16</text:p>
          </table:table-cell>
          <table:table-cell office:value-type="float" office:value="593" calcext:value-type="float">
            <text:p>593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23609" calcext:value-type="percentage">
            <text:p>2.36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44351" calcext:value-type="percentage">
            <text:p>44.35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46374" calcext:value-type="percentage">
            <text:p>46.37%</text:p>
          </table:table-cell>
          <table:table-cell table:style-name="ce8" office:value-type="percentage" office:value="0.026981" calcext:value-type="percentage">
            <text:p>2.70%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574" calcext:value-type="float">
            <text:p>57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42" calcext:value-type="float">
            <text:p>2242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4942" calcext:value-type="percentage">
            <text:p>49.42%</text:p>
          </table:table-cell>
          <table:table-cell table:style-name="ce8" office:value-type="percentage" office:value="0.25602" calcext:value-type="percentage">
            <text:p>25.60%</text:p>
          </table:table-cell>
          <table:table-cell table:style-name="ce8" office:value-type="percentage" office:value="0.037021" calcext:value-type="percentage">
            <text:p>3.70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035682" calcext:value-type="percentage">
            <text:p>0.36%</text:p>
          </table:table-cell>
          <table:table-cell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279" calcext:value-type="float">
            <text:p>279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457" calcext:value-type="float">
            <text:p>457</text:p>
          </table:table-cell>
          <table:table-cell office:value-type="float" office:value="1680" calcext:value-type="float">
            <text:p>1680</text:p>
          </table:table-cell>
          <table:table-cell table:style-name="ce8" office:value-type="percentage" office:value="0.16607" calcext:value-type="percentage">
            <text:p>16.61%</text:p>
          </table:table-cell>
          <table:table-cell table:style-name="ce8" office:value-type="percentage" office:value="0.0125" calcext:value-type="percentage">
            <text:p>1.25%</text:p>
          </table:table-cell>
          <table:table-cell table:style-name="ce8" office:value-type="percentage" office:value="0.09881" calcext:value-type="percentage">
            <text:p>9.88%</text:p>
          </table:table-cell>
          <table:table-cell table:style-name="ce8" office:value-type="percentage" office:value="0.035119" calcext:value-type="percentage">
            <text:p>3.51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1071" calcext:value-type="percentage">
            <text:p>31.07%</text:p>
          </table:table-cell>
          <table:table-cell table:style-name="ce8" office:value-type="percentage" office:value="0.27202" calcext:value-type="percentage">
            <text:p>27.20%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41" calcext:value-type="float">
            <text:p>341</text:p>
          </table:table-cell>
          <table:table-cell office:value-type="float" office:value="414" calcext:value-type="float">
            <text:p>414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016908" calcext:value-type="percentage">
            <text:p>1.69%</text:p>
          </table:table-cell>
          <table:table-cell table:style-name="ce8" office:value-type="percentage" office:value="0.084541" calcext:value-type="percentage">
            <text:p>8.45%</text:p>
          </table:table-cell>
          <table:table-cell table:style-name="ce8" office:value-type="percentage" office:value="0.82367" calcext:value-type="percentage">
            <text:p>82.37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47" calcext:value-type="float">
            <text:p>2347</text:p>
          </table:table-cell>
          <table:table-cell office:value-type="float" office:value="239" calcext:value-type="float">
            <text:p>239</text:p>
          </table:table-cell>
          <table:table-cell office:value-type="float" office:value="2847" calcext:value-type="float">
            <text:p>2847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012645" calcext:value-type="percentage">
            <text:p>1.26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059712" calcext:value-type="percentage">
            <text:p>0.60%</text:p>
          </table:table-cell>
          <table:table-cell table:style-name="ce8" office:value-type="percentage" office:value="0.82438" calcext:value-type="percentage">
            <text:p>82.44%</text:p>
          </table:table-cell>
          <table:table-cell table:style-name="ce8" office:value-type="percentage" office:value="0.083948" calcext:value-type="percentage">
            <text:p>8.39%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1833" calcext:value-type="float">
            <text:p>1833</text:p>
          </table:table-cell>
          <table:table-cell office:value-type="float" office:value="3608" calcext:value-type="float">
            <text:p>3608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21619" calcext:value-type="percentage">
            <text:p>2.16%</text:p>
          </table:table-cell>
          <table:table-cell table:style-name="ce8" office:value-type="percentage" office:value="0.088137" calcext:value-type="percentage">
            <text:p>8.81%</text:p>
          </table:table-cell>
          <table:table-cell table:style-name="ce8" office:value-type="percentage" office:value="0.14523" calcext:value-type="percentage">
            <text:p>14.52%</text:p>
          </table:table-cell>
          <table:table-cell table:style-name="ce8" office:value-type="percentage" office:value="0.00055432" calcext:value-type="percentage">
            <text:p>0.06%</text:p>
          </table:table-cell>
          <table:table-cell table:style-name="ce8" office:value-type="percentage" office:value="0.12084" calcext:value-type="percentage">
            <text:p>12.08%</text:p>
          </table:table-cell>
          <table:table-cell table:style-name="ce8" office:value-type="percentage" office:value="0.50804" calcext:value-type="percentage">
            <text:p>50.80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317" calcext:value-type="float">
            <text:p>317</text:p>
          </table:table-cell>
          <table:table-cell office:value-type="float" office:value="121" calcext:value-type="float">
            <text:p>121</text:p>
          </table:table-cell>
          <table:table-cell office:value-type="float" office:value="1419" calcext:value-type="float">
            <text:p>1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 table:style-name="ce8" office:value-type="percentage" office:value="0.13831" calcext:value-type="percentage">
            <text:p>13.83%</text:p>
          </table:table-cell>
          <table:table-cell table:style-name="ce8" office:value-type="percentage" office:value="0.052792" calcext:value-type="percentage">
            <text:p>5.28%</text:p>
          </table:table-cell>
          <table:table-cell table:style-name="ce8" office:value-type="percentage" office:value="0.61911" calcext:value-type="percentage">
            <text:p>61.91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049302" calcext:value-type="percentage">
            <text:p>4.93%</text:p>
          </table:table-cell>
          <table:table-cell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757" calcext:value-type="float">
            <text:p>1757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28287" calcext:value-type="percentage">
            <text:p>28.29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96756" calcext:value-type="percentage">
            <text:p>9.68%</text:p>
          </table:table-cell>
          <table:table-cell table:style-name="ce8" office:value-type="percentage" office:value="0.083096" calcext:value-type="percentage">
            <text:p>8.31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47695" calcext:value-type="percentage">
            <text:p>47.70%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313" calcext:value-type="float">
            <text:p>313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149" calcext:value-type="float">
            <text:p>149</text:p>
          </table:table-cell>
          <table:table-cell office:value-type="float" office:value="1772" calcext:value-type="float">
            <text:p>1772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98758" calcext:value-type="percentage">
            <text:p>9.88%</text:p>
          </table:table-cell>
          <table:table-cell table:style-name="ce8" office:value-type="percentage" office:value="0.17664" calcext:value-type="percentage">
            <text:p>17.66%</text:p>
          </table:table-cell>
          <table:table-cell table:style-name="ce8" office:value-type="percentage" office:value="0.29289" calcext:value-type="percentage">
            <text:p>29.29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8567" calcext:value-type="percentage">
            <text:p>18.57%</text:p>
          </table:table-cell>
          <table:table-cell table:style-name="ce8" office:value-type="percentage" office:value="0.084086" calcext:value-type="percentage">
            <text:p>8.41%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52239" calcext:value-type="percentage">
            <text:p>52.24%</text:p>
          </table:table-cell>
          <table:table-cell table:style-name="ce8" office:value-type="percentage" office:value="0.25373" calcext:value-type="percentage">
            <text:p>25.37%</text:p>
          </table:table-cell>
          <table:table-cell table:style-name="ce8" office:value-type="percentage" office:value="0.037313" calcext:value-type="percentage">
            <text:p>3.73%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78523" calcext:value-type="percentage">
            <text:p>78.52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9697" calcext:value-type="percentage">
            <text:p>96.97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050505" calcext:value-type="percentage">
            <text:p>0.51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70" calcext:value-type="float">
            <text:p>1070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785" calcext:value-type="percentage">
            <text:p>17.85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45701" calcext:value-type="percentage">
            <text:p>45.70%</text:p>
          </table:table-cell>
          <table:table-cell table:style-name="ce8" office:value-type="percentage" office:value="0.028972" calcext:value-type="percentage">
            <text:p>2.90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6729" calcext:value-type="percentage">
            <text:p>6.73%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95" calcext:value-type="float">
            <text:p>8495</text:p>
          </table:table-cell>
          <table:table-cell table:style-name="ce8" office:value-type="percentage" office:value="0.012596" calcext:value-type="percentage">
            <text:p>1.26%</text:p>
          </table:table-cell>
          <table:table-cell table:number-columns-repeated="5" table:style-name="ce8" office:value-type="percentage" office:value="0" calcext:value-type="percentage">
            <text:p>0.00%</text:p>
          </table:table-cell>
          <table:table-cell table:style-name="ce8" office:value-type="percentage" office:value="0.00011772" calcext:value-type="percentage">
            <text:p>0.01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chaefer_full_results.Q2:Schaefer_full_results.R85">
            <calcext:condition calcext:apply-style-name="Bad" calcext:value="=0" calcext:base-cell-address="Schaefer_full_results.Q2"/>
          </calcext:conditional-format>
          <calcext:conditional-format calcext:target-range-address="Schaefer_full_results.J2:Schaefer_full_results.P85">
            <calcext:condition calcext:apply-style-name="Good" calcext:value="&gt;0.4" calcext:base-cell-address="Schaefer_full_results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3:06:52.560844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13:09:31.290636504</dc:date>
    <meta:editing-duration>PT13M32S</meta:editing-duration>
    <meta:editing-cycles>6</meta:editing-cycles>
    <meta:generator>LibreOffice/6.0.7.3$Linux_X86_64 LibreOffice_project/00m0$Build-3</meta:generator>
    <meta:document-statistic meta:table-count="1" meta:cell-count="1530" meta:object-count="0"/>
  </office:meta>
</office:document-meta>
</file>